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Which instrument indicates the aircraft’s speed through air?</text:p>
      <text:p text:style-name="Standard">a) Altimeter</text:p>
      <text:p text:style-name="Standard">b) VSI</text:p>
      <text:p text:style-name="Standard">c) Airspeed Indicator</text:p>
      <text:p text:style-name="Standard">d) Compass</text:p>
      <text:p text:style-name="Standard">2. The altimeter works on the principle of</text:p>
      <text:p text:style-name="Standard">a) Temperature change</text:p>
      <text:p text:style-name="Standard">b) Air density</text:p>
      <text:p text:style-name="Standard">c) Atmospheric pressure</text:p>
      <text:p text:style-name="Standard">d) Airspeed</text:p>
      <text:p text:style-name="Standard">3. Which instrument shows the rate of climb or descent?</text:p>
      <text:p text:style-name="Standard">a) Altimeter</text:p>
      <text:p text:style-name="Standard">b) Vertical Speed Indicator</text:p>
      <text:p text:style-name="Standard">c) Turn Indicator</text:p>
      <text:p text:style-name="Standard">d) Tachometer</text:p>
      <text:p text:style-name="Standard">4. The gyroscopic instrument used to indicate aircraft attitude is</text:p>
      <text:p text:style-name="Standard">a) Altimeter</text:p>
      <text:p text:style-name="Standard">b) Compass</text:p>
      <text:p text:style-name="Standard">c) Artificial Horizon</text:p>
      <text:p text:style-name="Standard">d) ASl</text:p>
      <text:p text:style-name="Standard">5. Pitot tube measures</text:p>
      <text:p text:style-name="Standard">a) Static pressure</text:p>
      <text:p text:style-name="Standard">b) Dynamic pressure</text:p>
      <text:p text:style-name="Standard">c) Temperature</text:p>
      <text:p text:style-name="Standard">d) Density</text:p>
      <text:p text:style-name="Standard">6. RADAR stands for</text:p>
      <text:p text:style-name="Standard">a) Radio Detection and Range</text:p>
      <text:p text:style-name="Standard">b) Radio Detection and Ranging</text:p>
      <text:p text:style-name="Standard">c) Radio Direction and Ranging</text:p>
      <text:p text:style-name="Standard">d) Radio Distance and Range</text:p>
      <text:p text:style-name="Standard">7. Radar works on the principle of</text:p>
      <text:p text:style-name="Standard">a) Refraction</text:p>
      <text:p text:style-name="Standard">b) Reflection of radio waves</text:p>
      <text:p text:style-name="Standard">c) Diffraction</text:p>
      <text:p text:style-name="Standard">d) Absorption</text:p>
      <text:p text:style-name="Standard">8. Primary radar does not require</text:p>
      <text:p text:style-name="Standard">a) Antenna</text:p>
      <text:p text:style-name="Standard">b) Transmitter</text:p>
      <text:p text:style-name="Standard">c) Receiver</text:p>
      <text:p text:style-name="Standard">d) Aircraft transponder</text:p>
      <text:p text:style-name="Standard"/>
      <text:p text:style-name="Standard">9. Height above mean sea level is called</text:p>
      <text:p text:style-name="Standard">a) Absolute altitude</text:p>
      <text:p text:style-name="Standard">b) True altitude</text:p>
      <text:p text:style-name="Standard">c) Pressure altitude</text:p>
      <text:p text:style-name="Standard">d) Density altitude</text:p>
      <text:p text:style-name="Standard">10. Altitude measured above ground level is known as</text:p>
      <text:p text:style-name="Standard">a) True altitude</text:p>
      <text:p text:style-name="Standard">b) Pressure altitude</text:p>
      <text:p text:style-name="Standard"><text:soft-page-break/>c) Density altitude</text:p>
      <text:p text:style-name="Standard">d) Absolute altitude</text:p>
      <text:p text:style-name="Standard">11. The lowest layer of the atmosphere is</text:p>
      <text:p text:style-name="Standard">a) Stratosphere</text:p>
      <text:p text:style-name="Standard">b) Mesosphere</text:p>
      <text:p text:style-name="Standard">c) Troposphere</text:p>
      <text:p text:style-name="Standard">d) Ionosphere</text:p>
      <text:p text:style-name="Standard">12. Most weather phenomena occur in the</text:p>
      <text:p text:style-name="Standard">a) Stratosphere</text:p>
      <text:p text:style-name="Standard">b) Troposphere</text:p>
      <text:p text:style-name="Standard">c) Mesosphere</text:p>
      <text:p text:style-name="Standard">d) Thermosphere</text:p>
      <text:p text:style-name="Standard">13. Lift is produced mainly due to</text:p>
      <text:p text:style-name="Standard">a) Weight</text:p>
      <text:p text:style-name="Standard">b) Thrust</text:p>
      <text:p text:style-name="Standard">c) Drag</text:p>
      <text:p text:style-name="Standard">d) Pressure difference over wings</text:p>
      <text:p text:style-name="Standard">14. Newton’s Third Law is related to</text:p>
      <text:p text:style-name="Standard">a) Lift</text:p>
      <text:p text:style-name="Standard">b) Thrust</text:p>
      <text:p text:style-name="Standard">c) Drag</text:p>
      <text:p text:style-name="Standard">d) Weight</text:p>
      <text:p text:style-name="Standard">15. Bernoulli’s principle states that increase in velocity results in</text:p>
      <text:p text:style-name="Standard">a) Increase in pressure</text:p>
      <text:p text:style-name="Standard">b) No change in pressure</text:p>
      <text:p text:style-name="Standard">c) Decrease in pressure</text:p>
      <text:p text:style-name="Standard">d) Increase in temperature</text:p>
      <text:p text:style-name="Standard"/>
      <text:p text:style-name="Standard">II. True or False Questions</text:p>
      <text:p text:style-name="Standard">1. Altimeter indicates height above ground level.</text:p>
      <text:p text:style-name="Standard">False</text:p>
      <text:p text:style-name="Standard">2. VSI indicates vertical speed of aircraft.</text:p>
      <text:p text:style-name="Standard">True</text:p>
      <text:p text:style-name="Standard">3. Radar uses sound waves to detect objects.</text:p>
      <text:p text:style-name="Standard">False</text:p>
      <text:p text:style-name="Standard">4. Density altitude increases with increase in temperature.</text:p>
      <text:p text:style-name="Standard">True</text:p>
      <text:p text:style-name="Standard">5. Troposphere is the highest layer of atmosphere.</text:p>
      <text:p text:style-name="Standard">False</text:p>
      <text:p text:style-name="Standard">6. Lift always acts vertically upward.</text:p>
      <text:p text:style-name="Standard">True</text:p>
      <text:p text:style-name="Standard">7. Drag opposes the motion of aircraft.</text:p>
      <text:p text:style-name="Standard">True</text:p>
      <text:p text:style-name="Standard">8. Pitot-static system is used to measure airspeed and altitude.</text:p>
      <text:p text:style-name="Standard">True</text:p>
      <text:p text:style-name="Standard">9. Thrust is produced by engines or propellers.</text:p>
      <text:p text:style-name="Standard">True</text:p>
      <text:p text:style-name="Standard">10. Artificial horizon is a pressure instrument.</text:p>
      <text:p text:style-name="Standard">False</text:p>
      <text:p text:style-name="Standard"><text:soft-page-break/></text:p>
      <text:p text:style-name="Standard">III. Fill in the Blanks</text:p>
      <text:p text:style-name="Standard"/>
      <text:p text:style-name="Standard">1. ASI stands for Airspeed Indicator.</text:p>
      <text:p text:style-name="Standard">2. The instrument that shows aircraft height is called Altimeter.</text:p>
      <text:p text:style-name="Standard">3. VSI stands for Vertical Speed Indicator.</text:p>
      <text:p text:style-name="Standard">4. Radar operates using radio waves.</text:p>
      <text:p text:style-name="Standard">5. The lowest atmospheric layer is the Troposphere.</text:p>
      <text:p text:style-name="Standard">6. The force that opposes aircraft motion is called Drag.</text:p>
      <text:p text:style-name="Standard">7. Lift acts perpendicular to the relative airflow.</text:p>
      <text:p text:style-name="Standard">8. Height above ground level is known as Absolute altitude.</text:p>
      <text:p text:style-name="Standard">9. Pressure, temperature, and density decrease with altitude in the Troposphere.</text:p>
      <text:p text:style-name="Standard">10. Bernoulli’s principle explains the generation of Lif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6T15:50:31.013430300</meta:creation-date>
    <dc:date>2026-01-26T15:50:49.611449035</dc:date>
    <meta:editing-duration>PT19S</meta:editing-duration>
    <meta:editing-cycles>1</meta:editing-cycles>
    <meta:document-statistic meta:table-count="0" meta:image-count="0" meta:object-count="0" meta:page-count="3" meta:paragraph-count="107" meta:word-count="460" meta:character-count="2744" meta:non-whitespace-character-count="2391"/>
    <meta:generator>LibreOffice/25.8.4.2$Linux_X86_64 LibreOffice_project/580$Build-2</meta:generator>
  </office:meta>
</office:document-meta>
</file>